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center" style:justify-single-word="false" fo:break-before="page"/>
      <style:text-properties style:font-name="Verdana"/>
    </style:style>
    <style:style style:name="P5" style:family="paragraph" style:parent-style-name="Heading_20_1">
      <style:paragraph-properties fo:text-align="center" style:justify-single-word="false"/>
    </style:style>
    <style:style style:name="T1" style:family="text">
      <style:text-properties style:font-name="Andale Mono"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is-list-header="true"/>
      <text:p text:style-name="P3"/>
      <text:p text:style-name="P3"/>
      <text:p text:style-name="P2"/>
      <text:p text:style-name="P2"/>
      <text:p text:style-name="P2"/>
      <text:p text:style-name="P2"/>
      <text:p text:style-name="P2"/>
      <text:p text:style-name="P2">Complexité et Algorithmique Avancée</text:p>
      <text:p text:style-name="P2">Rapport de Projet</text:p>
      <text:p text:style-name="P3"/>
      <text:p text:style-name="P1">Milan Kabac, Rafik Ferroukh, Matthieu Foucault</text:p>
      <text:p text:style-name="P1"/>
      <text:p text:style-name="P1">Master 2 Génie Logiciel, Université Bordeaux 1, année 2011-2011</text:p>
      <text:p text:style-name="P4"/>
      <text:h text:style-name="Heading_20_1" text:outline-level="1">Structure de données</text:h>
      <text:p text:style-name="Text_20_body">Nous avons choisi d'utiliser le langage c++ pour ce projet, afin de tirer parti du polymorphisme, mais surtout des conteneur de données de la STL, comme le <text:span text:style-name="T1">map</text:span> et le set, qui permettent des insertions et recherches d'éléments avec une complexité logarithmique.</text:p>
      <text:p text:style-name="Text_20_body">Nos graphes sont donc représentés, par la classe <text:span text:style-name="T1">Graph</text:span>, sous la forme d'une liste d'adjacence, qui correspond à un <text:span text:style-name="T1">map&lt;int, set&lt;int&gt; &gt;</text:span> , où la clé de chaque élément est le numéro du sommet, et la valeur est un set contenant les numéros de ses voisins.</text:p>
      <text:p text:style-name="Text_20_body">Le caractère aléatoire de nos graphes est également contenu dans la classe <text:span text:style-name="T1">Graph</text:span> : lorsqu'on ajoute un nouveau sommet au graphe avec la méthode <text:span text:style-name="T1">addVertex() </text:span>sans paramètre, le numéro du sommet à ajouter est aléatoire. Ainsi, étant donné que le conteneur <text:span text:style-name="T1">map </text:span>est toujours trié (il utilise un arbre binaire pour stocker les éléments), il n'est pas possible de prédire la position du nouveau sommet dans le graphe.</text:p>
      <text:h text:style-name="Heading_20_1" text:outline-level="1">Génération aléatoire de graphes</text:h>
      <text:h text:style-name="Heading_20_2" text:outline-level="2">Description des Algorithmes</text:h>
      <text:h text:style-name="Heading_20_3" text:outline-level="3">Génération d'arbres</text:h>
      <text:p text:style-name="Text_20_body">Pour la génération d'arbres, nous avons implémenté deux algorithmes : TODO</text:p>
      <text:h text:style-name="Heading_20_3" text:outline-level="3">Génération de graphes</text:h>
      <text:p text:style-name="Text_20_body">La génération de graphes prend en paramètres le nombre de sommets dans le graphe et la probabilité de tracer une arête entre deux sommets : TODO</text:p>
      <text:h text:style-name="Heading_20_3" text:outline-level="3">Génération de graphes bipartites</text:h>
      <text:p text:style-name="Text_20_body">Pour la génération de graphes bipartites, les paramètres sont la taille du graphe, la probabilité de tracer une arête entre deux sommets, et le ratio entre les tailles des deux parties.</text:p>
      <text:p text:style-name="Text_20_body">La classe BipartiteGraph hérite de Graph, et ajoute deux set&lt;int&gt; afin de conserver une trace des deux parties. Pour générer des graphes bipartites, nous ajoutons tout d'abord tous les sommets dans la première partie, puis, lorsqu'on ajoute chaque sommet à la seconde partie, on parcoure les sommets de la première partie et on ajoute, ou pas, en fonction de la probabilité, une arête entre les sommets.</text:p>
      <text:h text:style-name="Heading_20_3" text:outline-level="3"><text:soft-page-break/>Génération de graphes ayant une petite couverture</text:h>
      <text:h text:style-name="Heading_20_3" text:outline-level="3">Résultats d'expérimentation</text:h>
      <text:h text:style-name="Heading_20_1" text:outline-level="1">Recherche d'une couverture</text:h>
      <text:h text:style-name="Heading_20_2" text:outline-level="2">Description des Algorithmes</text:h>
      <text:h text:style-name="Heading_20_3" text:outline-level="3">Algorithmes gloutons</text:h>
      <text:h text:style-name="Heading_20_3" text:outline-level="3">Algorithme optimal pour les arbres</text:h>
      <text:h text:style-name="Heading_20_3" text:outline-level="3">Algorithme optimal pour les graphes bipartites</text:h>
      <text:h text:style-name="Heading_20_3" text:outline-level="3">Algorithme 2-approché basé sur le parcours en profondeur</text:h>
      <text:h text:style-name="Heading_20_3" text:outline-level="3">Algorithme 2-approché couvrant les arêtes</text:h>
      <text:h text:style-name="Heading_20_3" text:outline-level="3">Algorithmes optimaux paramétriques</text:h>
      <text:h text:style-name="Heading_20_2" text:outline-level="2">Résultats d'expérimentation</text:h>
      <text:h text:style-name="Heading_20_1" text:outline-level="1">Utilisation de minisat</text:h>
      <text:h text:style-name="Heading_20_2" text:outline-level="2">Description des Algorithmes</text:h>
      <text:h text:style-name="Heading_20_2" text:outline-level="2">Résultats d'expérim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2T17:48:59</meta:creation-date>
    <dc:date>2011-12-12T19:32:16</dc:date>
    <meta:editing-duration>PT31M57S</meta:editing-duration>
    <meta:editing-cycles>5</meta:editing-cycles>
    <meta:generator>LibreOffice/3.4$Linux LibreOffice_project/340m1$Build-402</meta:generator>
    <meta:document-statistic meta:table-count="0" meta:image-count="0" meta:object-count="0" meta:page-count="3" meta:paragraph-count="31" meta:word-count="405" meta:character-count="2615" meta:non-whitespace-character-count="2221"/>
  </office:meta>
</office:document-meta>
</file>